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 style:data-style-name="N112">
      <style:table-cell-properties fo:background-color="transparent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112"/>
    <style:style style:name="ce21" style:family="table-cell" style:parent-style-name="Default" style:data-style-name="N109">
      <style:table-cell-properties fo:background-color="transparent"/>
    </style:style>
    <style:style style:name="ce9" style:family="table-cell" style:parent-style-name="Default" style:data-style-name="N109"/>
    <style:style style:name="ce10" style:family="table-cell" style:parent-style-name="Default" style:data-style-name="N110"/>
    <style:style style:name="ce11" style:family="table-cell" style:parent-style-name="Default" style:data-style-name="N111"/>
    <style:style style:name="ce12" style:family="table-cell" style:parent-style-name="Default" style:data-style-name="N84"/>
    <style:style style:name="ce13" style:family="table-cell" style:parent-style-name="Default" style:data-style-name="N40"/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Blad1" table:style-name="ta1">
        <table:table-column table:style-name="co1" table:default-cell-style-name="ce18"/>
        <table:table-column table:style-name="co1" table:number-columns-repeated="6" table:default-cell-style-name="ce21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enzine of diesel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atum</text:p>
          </table:table-cell>
          <table:table-cell table:style-name="ce12" table:formula="of:=TODAY()" office:value-type="date" office:date-value="2018-11-06" calcext:value-type="date">
            <text:p>2018-11-06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ijd</text:p>
          </table:table-cell>
          <table:table-cell table:style-name="ce13" table:formula="of:=NOW()" office:value-type="time" office:time-value="PT1041850H44M55.438435022S" calcext:value-type="time">
            <text:p>10: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Benzinewagen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Benzineprijs per liter</text:p>
          </table:table-cell>
          <table:covered-table-cell table:number-columns-repeated="3" table:style-name="Default"/>
          <table:table-cell table:style-name="ce9" office:value-type="float" office:value="1.1" calcext:value-type="float">
            <text:p><text:s text:c="2"/>1,10 EU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Benzineverbruik per 100 km</text:p>
          </table:table-cell>
          <table:covered-table-cell table:number-columns-repeated="3" table:style-name="Default"/>
          <table:table-cell table:style-name="ce10" office:value-type="float" office:value="8.3" calcext:value-type="float">
            <text:p>8,30 lite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Dieselwagen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Dieselprijs per liter</text:p>
          </table:table-cell>
          <table:covered-table-cell table:number-columns-repeated="3" table:style-name="Default"/>
          <table:table-cell table:style-name="ce9" office:value-type="float" office:value="0.8" calcext:value-type="float">
            <text:p><text:s text:c="2"/>0,80 EU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Dieselverbruik per 100 km</text:p>
          </table:table-cell>
          <table:covered-table-cell table:number-columns-repeated="3" table:style-name="Default"/>
          <table:table-cell table:style-name="ce10" office:value-type="float" office:value="5.5" calcext:value-type="float">
            <text:p>5,50 lite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Supplement dieselmotor</text:p>
          </table:table-cell>
          <table:covered-table-cell table:number-columns-repeated="3" table:style-name="Default"/>
          <table:table-cell table:style-name="ce9" office:value-type="float" office:value="991.57" calcext:value-type="float">
            <text:p><text:s text:c="2"/>991,57 EU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levensduur van de wagen</text:p>
          </table:table-cell>
          <table:covered-table-cell table:number-columns-repeated="3" table:style-name="Default"/>
          <table:table-cell table:style-name="ce11" office:value-type="float" office:value="6" calcext:value-type="float">
            <text:p>6 jaa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Beginwaarde aantal km</text:p>
          </table:table-cell>
          <table:covered-table-cell table:number-columns-repeated="3" table:style-name="Default"/>
          <table:table-cell table:style-name="ce7" office:value-type="float" office:value="1000" calcext:value-type="float">
            <text:p>1 000 k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Eindwaarde aantal km</text:p>
          </table:table-cell>
          <table:covered-table-cell table:number-columns-repeated="3" table:style-name="Default"/>
          <table:table-cell table:style-name="ce7" office:value-type="float" office:value="15000" calcext:value-type="float">
            <text:p>15 000 k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Toename aantal afgelegde km</text:p>
          </table:table-cell>
          <table:covered-table-cell table:number-columns-repeated="3" table:style-name="Default"/>
          <table:table-cell table:style-name="ce7" office:value-type="float" office:value="2000" calcext:value-type="float">
            <text:p>2 000 k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string" calcext:value-type="string">
            <text:p>Aantal km</text:p>
            <text:p>Per jaar</text:p>
          </table:table-cell>
          <table:table-cell table:style-name="ce1" office:value-type="string" calcext:value-type="string">
            <text:p>Brandstof</text:p>
            <text:p>Benzine</text:p>
          </table:table-cell>
          <table:table-cell table:style-name="ce1" office:value-type="string" calcext:value-type="string">
            <text:p>Totale</text:p>
            <text:p>Kost</text:p>
            <text:p>Benzine</text:p>
          </table:table-cell>
          <table:table-cell table:style-name="ce1" office:value-type="string" calcext:value-type="string">
            <text:p>Brandstof</text:p>
            <text:p>Diesel</text:p>
          </table:table-cell>
          <table:table-cell table:style-name="ce1" office:value-type="string" calcext:value-type="string">
            <text:p>Afschrijving</text:p>
            <text:p>Diesel</text:p>
          </table:table-cell>
          <table:table-cell table:style-name="ce1" office:value-type="string" calcext:value-type="string">
            <text:p>Totale</text:p>
            <text:p>Kost</text:p>
            <text:p>Diesel</text:p>
          </table:table-cell>
          <table:table-cell table:style-name="ce1" office:value-type="string" calcext:value-type="string">
            <text:p>Verschil</text:p>
            <text:p>Benzine</text:p>
            <text:p>Diesel</text:p>
          </table:table-cell>
          <table:table-cell table:style-name="ce1" office:value-type="string" calcext:value-type="string">
            <text:p>Beste</text:p>
            <text:p>Koop</text:p>
          </table:table-cell>
          <table:table-cell table:number-columns-repeated="3"/>
        </table:table-row>
        <table:table-row table:style-name="ro1">
          <table:table-cell table:formula="of:=IF(AND(ISNUMBER([.E13]);ISNUMBER([.E14]);ISNUMBER([.E15]));IF([.E14]&gt;[.E13];[.E13];&quot;&quot;);&quot;&quot;)" office:value-type="float" office:value="1000" calcext:value-type="float">
            <text:p>1 000 km</text:p>
          </table:table-cell>
          <table:table-cell table:formula="of:=IF(AND(ISNUMBER([.A18]);ISNUMBER([.E$6]);ISNUMBER([.E$7]));(([.A18]/100)*[.E$7])*[.E$6];&quot;&quot;)" office:value-type="float" office:value="91.3" calcext:value-type="float">
            <text:p><text:s text:c="2"/>91,30 EUR</text:p>
          </table:table-cell>
          <table:table-cell table:formula="of:=IF(ISNUMBER([.B18]);[.B18];&quot;&quot;)" office:value-type="float" office:value="91.3" calcext:value-type="float">
            <text:p><text:s text:c="2"/>91,30 EUR</text:p>
          </table:table-cell>
          <table:table-cell table:formula="of:=IF(AND(ISNUMBER([.A18]);ISNUMBER([.E$9]);ISNUMBER([.E$10]));(([.A18]/100)*[.E$10])*[.E$9];&quot;&quot;)" office:value-type="float" office:value="44" calcext:value-type="float">
            <text:p><text:s text:c="2"/>44,00 EUR</text:p>
          </table:table-cell>
          <table:table-cell table:formula="of:=IF(AND(ISNUMBER([.A18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18]);ISNUMBER([.E18]));[.D18]+[.E18];&quot;&quot;)" office:value-type="float" office:value="209.261666666667" calcext:value-type="float">
            <text:p><text:s text:c="2"/>209,26 EUR</text:p>
          </table:table-cell>
          <table:table-cell table:formula="of:=IF(AND(ISNUMBER([.A18]);ISNUMBER([.C18]);ISNUMBER([.F18]));[.C18]-[.E18];&quot;&quot;)" office:value-type="float" office:value="-73.9616666666667" calcext:value-type="float">
            <text:p>- <text:s/>73,96 EUR</text:p>
          </table:table-cell>
          <table:table-cell table:style-name="ce27" table:formula="of:=IF(ISNUMBER([.G18]);IF([.G18]&lt;0;&quot;Benzine&quot;;&quot;Diesel&quot;);&quot;&quot;)" office:value-type="string" office:string-value="Benzine" calcext:value-type="string">
            <text:p>Benzine</text:p>
          </table:table-cell>
          <table:table-cell table:style-name="ce27" table:number-columns-repeated="3"/>
        </table:table-row>
        <table:table-row table:style-name="ro1">
          <table:table-cell table:formula="of:=IF(AND(ISNUMBER([.A18]);ISNUMBER([.E$13]);ISNUMBER([.E$14]);ISNUMBER([.E$15]));IF(AND([.E$14]&gt;[.E$13];([.A18]+[.E$15])&lt;=[.E$14]);[.A18]+[.E$15];&quot;&quot;);&quot;&quot;)" office:value-type="float" office:value="3000" calcext:value-type="float">
            <text:p>3 000 km</text:p>
          </table:table-cell>
          <table:table-cell table:formula="of:=IF(AND(ISNUMBER([.A19]);ISNUMBER([.E$6]);ISNUMBER([.E$7]));(([.A19]/100)*[.E$7])*[.E$6];&quot;&quot;)" office:value-type="float" office:value="273.9" calcext:value-type="float">
            <text:p><text:s text:c="2"/>273,90 EUR</text:p>
          </table:table-cell>
          <table:table-cell table:formula="of:=IF(ISNUMBER([.B19]);[.B19];&quot;&quot;)" office:value-type="float" office:value="273.9" calcext:value-type="float">
            <text:p><text:s text:c="2"/>273,90 EUR</text:p>
          </table:table-cell>
          <table:table-cell table:formula="of:=IF(AND(ISNUMBER([.A19]);ISNUMBER([.E$9]);ISNUMBER([.E$10]));(([.A19]/100)*[.E$10])*[.E$9];&quot;&quot;)" office:value-type="float" office:value="132" calcext:value-type="float">
            <text:p><text:s text:c="2"/>132,00 EUR</text:p>
          </table:table-cell>
          <table:table-cell table:formula="of:=IF(AND(ISNUMBER([.A19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19]);ISNUMBER([.E19]));[.D19]+[.E19];&quot;&quot;)" office:value-type="float" office:value="297.261666666667" calcext:value-type="float">
            <text:p><text:s text:c="2"/>297,26 EUR</text:p>
          </table:table-cell>
          <table:table-cell table:formula="of:=IF(AND(ISNUMBER([.A19]);ISNUMBER([.C19]);ISNUMBER([.F19]));[.C19]-[.E19];&quot;&quot;)" office:value-type="float" office:value="108.638333333333" calcext:value-type="float">
            <text:p><text:s text:c="2"/>108,64 EUR</text:p>
          </table:table-cell>
          <table:table-cell table:style-name="ce27" table:formula="of:=IF(ISNUMBER([.G19]);IF([.G19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19]);ISNUMBER([.E$13]);ISNUMBER([.E$14]);ISNUMBER([.E$15]));IF(AND([.E$14]&gt;[.E$13];([.A19]+[.E$15])&lt;=[.E$14]);[.A19]+[.E$15];&quot;&quot;);&quot;&quot;)" office:value-type="float" office:value="5000" calcext:value-type="float">
            <text:p>5 000 km</text:p>
          </table:table-cell>
          <table:table-cell table:formula="of:=IF(AND(ISNUMBER([.A20]);ISNUMBER([.E$6]);ISNUMBER([.E$7]));(([.A20]/100)*[.E$7])*[.E$6];&quot;&quot;)" office:value-type="float" office:value="456.5" calcext:value-type="float">
            <text:p><text:s text:c="2"/>456,50 EUR</text:p>
          </table:table-cell>
          <table:table-cell table:formula="of:=IF(ISNUMBER([.B20]);[.B20];&quot;&quot;)" office:value-type="float" office:value="456.5" calcext:value-type="float">
            <text:p><text:s text:c="2"/>456,50 EUR</text:p>
          </table:table-cell>
          <table:table-cell table:formula="of:=IF(AND(ISNUMBER([.A20]);ISNUMBER([.E$9]);ISNUMBER([.E$10]));(([.A20]/100)*[.E$10])*[.E$9];&quot;&quot;)" office:value-type="float" office:value="220" calcext:value-type="float">
            <text:p><text:s text:c="2"/>220,00 EUR</text:p>
          </table:table-cell>
          <table:table-cell table:formula="of:=IF(AND(ISNUMBER([.A20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20]);ISNUMBER([.E20]));[.D20]+[.E20];&quot;&quot;)" office:value-type="float" office:value="385.261666666667" calcext:value-type="float">
            <text:p><text:s text:c="2"/>385,26 EUR</text:p>
          </table:table-cell>
          <table:table-cell table:formula="of:=IF(AND(ISNUMBER([.A20]);ISNUMBER([.C20]);ISNUMBER([.F20]));[.C20]-[.E20];&quot;&quot;)" office:value-type="float" office:value="291.238333333333" calcext:value-type="float">
            <text:p><text:s text:c="2"/>291,24 EUR</text:p>
          </table:table-cell>
          <table:table-cell table:style-name="ce27" table:formula="of:=IF(ISNUMBER([.G20]);IF([.G20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20]);ISNUMBER([.E$13]);ISNUMBER([.E$14]);ISNUMBER([.E$15]));IF(AND([.E$14]&gt;[.E$13];([.A20]+[.E$15])&lt;=[.E$14]);[.A20]+[.E$15];&quot;&quot;);&quot;&quot;)" office:value-type="float" office:value="7000" calcext:value-type="float">
            <text:p>7 000 km</text:p>
          </table:table-cell>
          <table:table-cell table:formula="of:=IF(AND(ISNUMBER([.A21]);ISNUMBER([.E$6]);ISNUMBER([.E$7]));(([.A21]/100)*[.E$7])*[.E$6];&quot;&quot;)" office:value-type="float" office:value="639.1" calcext:value-type="float">
            <text:p><text:s text:c="2"/>639,10 EUR</text:p>
          </table:table-cell>
          <table:table-cell table:formula="of:=IF(ISNUMBER([.B21]);[.B21];&quot;&quot;)" office:value-type="float" office:value="639.1" calcext:value-type="float">
            <text:p><text:s text:c="2"/>639,10 EUR</text:p>
          </table:table-cell>
          <table:table-cell table:formula="of:=IF(AND(ISNUMBER([.A21]);ISNUMBER([.E$9]);ISNUMBER([.E$10]));(([.A21]/100)*[.E$10])*[.E$9];&quot;&quot;)" office:value-type="float" office:value="308" calcext:value-type="float">
            <text:p><text:s text:c="2"/>308,00 EUR</text:p>
          </table:table-cell>
          <table:table-cell table:formula="of:=IF(AND(ISNUMBER([.A21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21]);ISNUMBER([.E21]));[.D21]+[.E21];&quot;&quot;)" office:value-type="float" office:value="473.261666666667" calcext:value-type="float">
            <text:p><text:s text:c="2"/>473,26 EUR</text:p>
          </table:table-cell>
          <table:table-cell table:formula="of:=IF(AND(ISNUMBER([.A21]);ISNUMBER([.C21]);ISNUMBER([.F21]));[.C21]-[.E21];&quot;&quot;)" office:value-type="float" office:value="473.838333333333" calcext:value-type="float">
            <text:p><text:s text:c="2"/>473,84 EUR</text:p>
          </table:table-cell>
          <table:table-cell table:style-name="ce27" table:formula="of:=IF(ISNUMBER([.G21]);IF([.G21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21]);ISNUMBER([.E$13]);ISNUMBER([.E$14]);ISNUMBER([.E$15]));IF(AND([.E$14]&gt;[.E$13];([.A21]+[.E$15])&lt;=[.E$14]);[.A21]+[.E$15];&quot;&quot;);&quot;&quot;)" office:value-type="float" office:value="9000" calcext:value-type="float">
            <text:p>9 000 km</text:p>
          </table:table-cell>
          <table:table-cell table:formula="of:=IF(AND(ISNUMBER([.A22]);ISNUMBER([.E$6]);ISNUMBER([.E$7]));(([.A22]/100)*[.E$7])*[.E$6];&quot;&quot;)" office:value-type="float" office:value="821.7" calcext:value-type="float">
            <text:p><text:s text:c="2"/>821,70 EUR</text:p>
          </table:table-cell>
          <table:table-cell table:formula="of:=IF(ISNUMBER([.B22]);[.B22];&quot;&quot;)" office:value-type="float" office:value="821.7" calcext:value-type="float">
            <text:p><text:s text:c="2"/>821,70 EUR</text:p>
          </table:table-cell>
          <table:table-cell table:formula="of:=IF(AND(ISNUMBER([.A22]);ISNUMBER([.E$9]);ISNUMBER([.E$10]));(([.A22]/100)*[.E$10])*[.E$9];&quot;&quot;)" office:value-type="float" office:value="396" calcext:value-type="float">
            <text:p><text:s text:c="2"/>396,00 EUR</text:p>
          </table:table-cell>
          <table:table-cell table:formula="of:=IF(AND(ISNUMBER([.A22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22]);ISNUMBER([.E22]));[.D22]+[.E22];&quot;&quot;)" office:value-type="float" office:value="561.261666666667" calcext:value-type="float">
            <text:p><text:s text:c="2"/>561,26 EUR</text:p>
          </table:table-cell>
          <table:table-cell table:formula="of:=IF(AND(ISNUMBER([.A22]);ISNUMBER([.C22]);ISNUMBER([.F22]));[.C22]-[.E22];&quot;&quot;)" office:value-type="float" office:value="656.438333333334" calcext:value-type="float">
            <text:p><text:s text:c="2"/>656,44 EUR</text:p>
          </table:table-cell>
          <table:table-cell table:style-name="ce27" table:formula="of:=IF(ISNUMBER([.G22]);IF([.G22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22]);ISNUMBER([.E$13]);ISNUMBER([.E$14]);ISNUMBER([.E$15]));IF(AND([.E$14]&gt;[.E$13];([.A22]+[.E$15])&lt;=[.E$14]);[.A22]+[.E$15];&quot;&quot;);&quot;&quot;)" office:value-type="float" office:value="11000" calcext:value-type="float">
            <text:p>11 000 km</text:p>
          </table:table-cell>
          <table:table-cell table:formula="of:=IF(AND(ISNUMBER([.A23]);ISNUMBER([.E$6]);ISNUMBER([.E$7]));(([.A23]/100)*[.E$7])*[.E$6];&quot;&quot;)" office:value-type="float" office:value="1004.3" calcext:value-type="float">
            <text:p><text:s/>1 004,30 EUR</text:p>
          </table:table-cell>
          <table:table-cell table:formula="of:=IF(ISNUMBER([.B23]);[.B23];&quot;&quot;)" office:value-type="float" office:value="1004.3" calcext:value-type="float">
            <text:p><text:s/>1 004,30 EUR</text:p>
          </table:table-cell>
          <table:table-cell table:formula="of:=IF(AND(ISNUMBER([.A23]);ISNUMBER([.E$9]);ISNUMBER([.E$10]));(([.A23]/100)*[.E$10])*[.E$9];&quot;&quot;)" office:value-type="float" office:value="484" calcext:value-type="float">
            <text:p><text:s text:c="2"/>484,00 EUR</text:p>
          </table:table-cell>
          <table:table-cell table:formula="of:=IF(AND(ISNUMBER([.A23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23]);ISNUMBER([.E23]));[.D23]+[.E23];&quot;&quot;)" office:value-type="float" office:value="649.261666666667" calcext:value-type="float">
            <text:p><text:s text:c="2"/>649,26 EUR</text:p>
          </table:table-cell>
          <table:table-cell table:formula="of:=IF(AND(ISNUMBER([.A23]);ISNUMBER([.C23]);ISNUMBER([.F23]));[.C23]-[.E23];&quot;&quot;)" office:value-type="float" office:value="839.038333333334" calcext:value-type="float">
            <text:p><text:s text:c="2"/>839,04 EUR</text:p>
          </table:table-cell>
          <table:table-cell table:style-name="ce27" table:formula="of:=IF(ISNUMBER([.G23]);IF([.G23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23]);ISNUMBER([.E$13]);ISNUMBER([.E$14]);ISNUMBER([.E$15]));IF(AND([.E$14]&gt;[.E$13];([.A23]+[.E$15])&lt;=[.E$14]);[.A23]+[.E$15];&quot;&quot;);&quot;&quot;)" office:value-type="float" office:value="13000" calcext:value-type="float">
            <text:p>13 000 km</text:p>
          </table:table-cell>
          <table:table-cell table:formula="of:=IF(AND(ISNUMBER([.A24]);ISNUMBER([.E$6]);ISNUMBER([.E$7]));(([.A24]/100)*[.E$7])*[.E$6];&quot;&quot;)" office:value-type="float" office:value="1186.9" calcext:value-type="float">
            <text:p><text:s/>1 186,90 EUR</text:p>
          </table:table-cell>
          <table:table-cell table:formula="of:=IF(ISNUMBER([.B24]);[.B24];&quot;&quot;)" office:value-type="float" office:value="1186.9" calcext:value-type="float">
            <text:p><text:s/>1 186,90 EUR</text:p>
          </table:table-cell>
          <table:table-cell table:formula="of:=IF(AND(ISNUMBER([.A24]);ISNUMBER([.E$9]);ISNUMBER([.E$10]));(([.A24]/100)*[.E$10])*[.E$9];&quot;&quot;)" office:value-type="float" office:value="572" calcext:value-type="float">
            <text:p><text:s text:c="2"/>572,00 EUR</text:p>
          </table:table-cell>
          <table:table-cell table:formula="of:=IF(AND(ISNUMBER([.A24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24]);ISNUMBER([.E24]));[.D24]+[.E24];&quot;&quot;)" office:value-type="float" office:value="737.261666666667" calcext:value-type="float">
            <text:p><text:s text:c="2"/>737,26 EUR</text:p>
          </table:table-cell>
          <table:table-cell table:formula="of:=IF(AND(ISNUMBER([.A24]);ISNUMBER([.C24]);ISNUMBER([.F24]));[.C24]-[.E24];&quot;&quot;)" office:value-type="float" office:value="1021.63833333333" calcext:value-type="float">
            <text:p><text:s/>1 021,64 EUR</text:p>
          </table:table-cell>
          <table:table-cell table:style-name="ce27" table:formula="of:=IF(ISNUMBER([.G24]);IF([.G24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24]);ISNUMBER([.E$13]);ISNUMBER([.E$14]);ISNUMBER([.E$15]));IF(AND([.E$14]&gt;[.E$13];([.A24]+[.E$15])&lt;=[.E$14]);[.A24]+[.E$15];&quot;&quot;);&quot;&quot;)" office:value-type="float" office:value="15000" calcext:value-type="float">
            <text:p>15 000 km</text:p>
          </table:table-cell>
          <table:table-cell table:formula="of:=IF(AND(ISNUMBER([.A25]);ISNUMBER([.E$6]);ISNUMBER([.E$7]));(([.A25]/100)*[.E$7])*[.E$6];&quot;&quot;)" office:value-type="float" office:value="1369.5" calcext:value-type="float">
            <text:p><text:s/>1 369,50 EUR</text:p>
          </table:table-cell>
          <table:table-cell table:formula="of:=IF(ISNUMBER([.B25]);[.B25];&quot;&quot;)" office:value-type="float" office:value="1369.5" calcext:value-type="float">
            <text:p><text:s/>1 369,50 EUR</text:p>
          </table:table-cell>
          <table:table-cell table:formula="of:=IF(AND(ISNUMBER([.A25]);ISNUMBER([.E$9]);ISNUMBER([.E$10]));(([.A25]/100)*[.E$10])*[.E$9];&quot;&quot;)" office:value-type="float" office:value="660" calcext:value-type="float">
            <text:p><text:s text:c="2"/>660,00 EUR</text:p>
          </table:table-cell>
          <table:table-cell table:formula="of:=IF(AND(ISNUMBER([.A25]);ISNUMBER([.E$11]);ISNUMBER([.E$12]));[.E$11]/[.E$12];&quot;&quot;)" office:value-type="float" office:value="165.261666666667" calcext:value-type="float">
            <text:p><text:s text:c="2"/>165,26 EUR</text:p>
          </table:table-cell>
          <table:table-cell table:formula="of:=IF(AND(ISNUMBER([.D25]);ISNUMBER([.E25]));[.D25]+[.E25];&quot;&quot;)" office:value-type="float" office:value="825.261666666667" calcext:value-type="float">
            <text:p><text:s text:c="2"/>825,26 EUR</text:p>
          </table:table-cell>
          <table:table-cell table:formula="of:=IF(AND(ISNUMBER([.A25]);ISNUMBER([.C25]);ISNUMBER([.F25]));[.C25]-[.E25];&quot;&quot;)" office:value-type="float" office:value="1204.23833333333" calcext:value-type="float">
            <text:p><text:s/>1 204,24 EUR</text:p>
          </table:table-cell>
          <table:table-cell table:style-name="ce27" table:formula="of:=IF(ISNUMBER([.G25]);IF([.G25]&lt;0;&quot;Benzine&quot;;&quot;Diesel&quot;);&quot;&quot;)" office:value-type="string" office:string-value="Diesel" calcext:value-type="string">
            <text:p>Diesel</text:p>
          </table:table-cell>
          <table:table-cell table:style-name="ce27" table:number-columns-repeated="3"/>
        </table:table-row>
        <table:table-row table:style-name="ro1">
          <table:table-cell table:formula="of:=IF(AND(ISNUMBER([.A25]);ISNUMBER([.E$13]);ISNUMBER([.E$14]);ISNUMBER([.E$15]));IF(AND([.E$14]&gt;[.E$13];([.A25]+[.E$15])&lt;=[.E$14]);[.A25]+[.E$15];&quot;&quot;);&quot;&quot;)">
            <text:p/>
          </table:table-cell>
          <table:table-cell table:formula="of:=IF(AND(ISNUMBER([.A26]);ISNUMBER([.E$6]);ISNUMBER([.E$7]));(([.A26]/100)*[.E$7])*[.E$6];&quot;&quot;)">
            <text:p/>
          </table:table-cell>
          <table:table-cell table:formula="of:=IF(ISNUMBER([.B26]);[.B26];&quot;&quot;)">
            <text:p/>
          </table:table-cell>
          <table:table-cell table:formula="of:=IF(AND(ISNUMBER([.A26]);ISNUMBER([.E$9]);ISNUMBER([.E$10]));(([.A26]/100)*[.E$10])*[.E$9];&quot;&quot;)">
            <text:p/>
          </table:table-cell>
          <table:table-cell table:formula="of:=IF(AND(ISNUMBER([.A26]);ISNUMBER([.E$11]);ISNUMBER([.E$12]));[.E$11]/[.E$12];&quot;&quot;)">
            <text:p/>
          </table:table-cell>
          <table:table-cell table:formula="of:=IF(AND(ISNUMBER([.D26]);ISNUMBER([.E26]));[.D26]+[.E26];&quot;&quot;)">
            <text:p/>
          </table:table-cell>
          <table:table-cell table:formula="of:=IF(AND(ISNUMBER([.A26]);ISNUMBER([.C26]);ISNUMBER([.F26]));[.C26]-[.E26];&quot;&quot;)">
            <text:p/>
          </table:table-cell>
          <table:table-cell table:style-name="ce27" table:formula="of:=IF(ISNUMBER([.G26]);IF([.G26]&lt;0;&quot;Benzine&quot;;&quot;Diesel&quot;);&quot;&quot;)">
            <text:p/>
          </table:table-cell>
          <table:table-cell table:style-name="ce27" table:number-columns-repeated="3"/>
        </table:table-row>
        <table:table-row table:style-name="ro1">
          <table:table-cell table:formula="of:=IF(AND(ISNUMBER([.A26]);ISNUMBER([.E$13]);ISNUMBER([.E$14]);ISNUMBER([.E$15]));IF(AND([.E$14]&gt;[.E$13];([.A26]+[.E$15])&lt;=[.E$14]);[.A26]+[.E$15];&quot;&quot;);&quot;&quot;)">
            <text:p/>
          </table:table-cell>
          <table:table-cell table:formula="of:=IF(AND(ISNUMBER([.A27]);ISNUMBER([.E$6]);ISNUMBER([.E$7]));(([.A27]/100)*[.E$7])*[.E$6];&quot;&quot;)">
            <text:p/>
          </table:table-cell>
          <table:table-cell table:formula="of:=IF(ISNUMBER([.B27]);[.B27];&quot;&quot;)">
            <text:p/>
          </table:table-cell>
          <table:table-cell table:formula="of:=IF(AND(ISNUMBER([.A27]);ISNUMBER([.E$9]);ISNUMBER([.E$10]));(([.A27]/100)*[.E$10])*[.E$9];&quot;&quot;)">
            <text:p/>
          </table:table-cell>
          <table:table-cell table:formula="of:=IF(AND(ISNUMBER([.A27]);ISNUMBER([.E$11]);ISNUMBER([.E$12]));[.E$11]/[.E$12];&quot;&quot;)">
            <text:p/>
          </table:table-cell>
          <table:table-cell table:formula="of:=IF(AND(ISNUMBER([.D27]);ISNUMBER([.E27]));[.D27]+[.E27];&quot;&quot;)">
            <text:p/>
          </table:table-cell>
          <table:table-cell table:formula="of:=IF(AND(ISNUMBER([.A27]);ISNUMBER([.C27]);ISNUMBER([.F27]));[.C27]-[.E27];&quot;&quot;)">
            <text:p/>
          </table:table-cell>
          <table:table-cell table:style-name="ce27" table:formula="of:=IF(ISNUMBER([.G27]);IF([.G27]&lt;0;&quot;Benzine&quot;;&quot;Diesel&quot;);&quot;&quot;)">
            <text:p/>
          </table:table-cell>
          <table:table-cell table:style-name="ce27" table:number-columns-repeated="3"/>
        </table:table-row>
        <table:table-row table:style-name="ro1">
          <table:table-cell table:formula="of:=IF(AND(ISNUMBER([.A27]);ISNUMBER([.E$13]);ISNUMBER([.E$14]);ISNUMBER([.E$15]));IF(AND([.E$14]&gt;[.E$13];([.A27]+[.E$15])&lt;=[.E$14]);[.A27]+[.E$15];&quot;&quot;);&quot;&quot;)">
            <text:p/>
          </table:table-cell>
          <table:table-cell table:formula="of:=IF(AND(ISNUMBER([.A28]);ISNUMBER([.E$6]);ISNUMBER([.E$7]));(([.A28]/100)*[.E$7])*[.E$6];&quot;&quot;)">
            <text:p/>
          </table:table-cell>
          <table:table-cell table:formula="of:=IF(ISNUMBER([.B28]);[.B28];&quot;&quot;)">
            <text:p/>
          </table:table-cell>
          <table:table-cell table:formula="of:=IF(AND(ISNUMBER([.A28]);ISNUMBER([.E$9]);ISNUMBER([.E$10]));(([.A28]/100)*[.E$10])*[.E$9];&quot;&quot;)">
            <text:p/>
          </table:table-cell>
          <table:table-cell table:formula="of:=IF(AND(ISNUMBER([.A28]);ISNUMBER([.E$11]);ISNUMBER([.E$12]));[.E$11]/[.E$12];&quot;&quot;)">
            <text:p/>
          </table:table-cell>
          <table:table-cell table:formula="of:=IF(AND(ISNUMBER([.D28]);ISNUMBER([.E28]));[.D28]+[.E28];&quot;&quot;)">
            <text:p/>
          </table:table-cell>
          <table:table-cell table:formula="of:=IF(AND(ISNUMBER([.A28]);ISNUMBER([.C28]);ISNUMBER([.F28]));[.C28]-[.E28];&quot;&quot;)">
            <text:p/>
          </table:table-cell>
          <table:table-cell table:style-name="ce27" table:formula="of:=IF(ISNUMBER([.G28]);IF([.G28]&lt;0;&quot;Benzine&quot;;&quot;Diesel&quot;);&quot;&quot;)">
            <text:p/>
          </table:table-cell>
          <table:table-cell table:style-name="ce27" table:number-columns-repeated="3"/>
        </table:table-row>
        <table:table-row table:style-name="ro1">
          <table:table-cell table:formula="of:=IF(AND(ISNUMBER([.A28]);ISNUMBER([.E$13]);ISNUMBER([.E$14]);ISNUMBER([.E$15]));IF(AND([.E$14]&gt;[.E$13];([.A28]+[.E$15])&lt;=[.E$14]);[.A28]+[.E$15];&quot;&quot;);&quot;&quot;)">
            <text:p/>
          </table:table-cell>
          <table:table-cell table:formula="of:=IF(AND(ISNUMBER([.A29]);ISNUMBER([.E$6]);ISNUMBER([.E$7]));(([.A29]/100)*[.E$7])*[.E$6];&quot;&quot;)">
            <text:p/>
          </table:table-cell>
          <table:table-cell table:formula="of:=IF(ISNUMBER([.B29]);[.B29];&quot;&quot;)">
            <text:p/>
          </table:table-cell>
          <table:table-cell table:formula="of:=IF(AND(ISNUMBER([.A29]);ISNUMBER([.E$9]);ISNUMBER([.E$10]));(([.A29]/100)*[.E$10])*[.E$9];&quot;&quot;)">
            <text:p/>
          </table:table-cell>
          <table:table-cell table:formula="of:=IF(AND(ISNUMBER([.A29]);ISNUMBER([.E$11]);ISNUMBER([.E$12]));[.E$11]/[.E$12];&quot;&quot;)">
            <text:p/>
          </table:table-cell>
          <table:table-cell table:formula="of:=IF(AND(ISNUMBER([.D29]);ISNUMBER([.E29]));[.D29]+[.E29];&quot;&quot;)">
            <text:p/>
          </table:table-cell>
          <table:table-cell table:formula="of:=IF(AND(ISNUMBER([.A29]);ISNUMBER([.C29]);ISNUMBER([.F29]));[.C29]-[.E29];&quot;&quot;)">
            <text:p/>
          </table:table-cell>
          <table:table-cell table:style-name="ce27" table:formula="of:=IF(ISNUMBER([.G29]);IF([.G29]&lt;0;&quot;Benzine&quot;;&quot;Diesel&quot;);&quot;&quot;)">
            <text:p/>
          </table:table-cell>
          <table:table-cell table:style-name="ce27" table:number-columns-repeated="3"/>
        </table:table-row>
        <table:table-row table:style-name="ro1">
          <table:table-cell table:formula="of:=IF(AND(ISNUMBER([.A29]);ISNUMBER([.E$13]);ISNUMBER([.E$14]);ISNUMBER([.E$15]));IF(AND([.E$14]&gt;[.E$13];([.A29]+[.E$15])&lt;=[.E$14]);[.A29]+[.E$15];&quot;&quot;);&quot;&quot;)">
            <text:p/>
          </table:table-cell>
          <table:table-cell table:formula="of:=IF(AND(ISNUMBER([.A30]);ISNUMBER([.E$6]);ISNUMBER([.E$7]));(([.A30]/100)*[.E$7])*[.E$6];&quot;&quot;)">
            <text:p/>
          </table:table-cell>
          <table:table-cell table:formula="of:=IF(ISNUMBER([.B30]);[.B30];&quot;&quot;)">
            <text:p/>
          </table:table-cell>
          <table:table-cell table:formula="of:=IF(AND(ISNUMBER([.A30]);ISNUMBER([.E$9]);ISNUMBER([.E$10]));(([.A30]/100)*[.E$10])*[.E$9];&quot;&quot;)">
            <text:p/>
          </table:table-cell>
          <table:table-cell table:formula="of:=IF(AND(ISNUMBER([.A30]);ISNUMBER([.E$11]);ISNUMBER([.E$12]));[.E$11]/[.E$12];&quot;&quot;)">
            <text:p/>
          </table:table-cell>
          <table:table-cell table:formula="of:=IF(AND(ISNUMBER([.D30]);ISNUMBER([.E30]));[.D30]+[.E30];&quot;&quot;)">
            <text:p/>
          </table:table-cell>
          <table:table-cell table:formula="of:=IF(AND(ISNUMBER([.A30]);ISNUMBER([.C30]);ISNUMBER([.F30]));[.C30]-[.E30];&quot;&quot;)">
            <text:p/>
          </table:table-cell>
          <table:table-cell table:style-name="ce27" table:formula="of:=IF(ISNUMBER([.G30]);IF([.G30]&lt;0;&quot;Benzine&quot;;&quot;Diesel&quot;);&quot;&quot;)">
            <text:p/>
          </table:table-cell>
          <table:table-cell table:style-name="ce27" table:number-columns-repeated="3"/>
        </table:table-row>
        <table:table-row table:style-name="ro1">
          <table:table-cell table:formula="of:=IF(AND(ISNUMBER([.A30]);ISNUMBER([.E$13]);ISNUMBER([.E$14]);ISNUMBER([.E$15]));IF(AND([.E$14]&gt;[.E$13];([.A30]+[.E$15])&lt;=[.E$14]);[.A30]+[.E$15];&quot;&quot;);&quot;&quot;)">
            <text:p/>
          </table:table-cell>
          <table:table-cell table:formula="of:=IF(AND(ISNUMBER([.A31]);ISNUMBER([.E$6]);ISNUMBER([.E$7]));(([.A31]/100)*[.E$7])*[.E$6];&quot;&quot;)">
            <text:p/>
          </table:table-cell>
          <table:table-cell table:formula="of:=IF(ISNUMBER([.B31]);[.B31];&quot;&quot;)">
            <text:p/>
          </table:table-cell>
          <table:table-cell table:formula="of:=IF(AND(ISNUMBER([.A31]);ISNUMBER([.E$9]);ISNUMBER([.E$10]));(([.A31]/100)*[.E$10])*[.E$9];&quot;&quot;)">
            <text:p/>
          </table:table-cell>
          <table:table-cell table:formula="of:=IF(AND(ISNUMBER([.A31]);ISNUMBER([.E$11]);ISNUMBER([.E$12]));[.E$11]/[.E$12];&quot;&quot;)">
            <text:p/>
          </table:table-cell>
          <table:table-cell table:formula="of:=IF(AND(ISNUMBER([.D31]);ISNUMBER([.E31]));[.D31]+[.E31];&quot;&quot;)">
            <text:p/>
          </table:table-cell>
          <table:table-cell table:formula="of:=IF(AND(ISNUMBER([.A31]);ISNUMBER([.C31]);ISNUMBER([.F31]));[.C31]-[.E31];&quot;&quot;)">
            <text:p/>
          </table:table-cell>
          <table:table-cell table:style-name="ce27" table:formula="of:=IF(ISNUMBER([.G31]);IF([.G31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1]);ISNUMBER([.E$13]);ISNUMBER([.E$14]);ISNUMBER([.E$15]));IF(AND([.E$14]&gt;[.E$13];([.A31]+[.E$15])&lt;=[.E$14]);[.A31]+[.E$15];&quot;&quot;);&quot;&quot;)">
            <text:p/>
          </table:table-cell>
          <table:table-cell table:formula="of:=IF(AND(ISNUMBER([.A32]);ISNUMBER([.E$6]);ISNUMBER([.E$7]));(([.A32]/100)*[.E$7])*[.E$6];&quot;&quot;)">
            <text:p/>
          </table:table-cell>
          <table:table-cell table:formula="of:=IF(ISNUMBER([.B32]);[.B32];&quot;&quot;)">
            <text:p/>
          </table:table-cell>
          <table:table-cell table:formula="of:=IF(AND(ISNUMBER([.A32]);ISNUMBER([.E$9]);ISNUMBER([.E$10]));(([.A32]/100)*[.E$10])*[.E$9];&quot;&quot;)">
            <text:p/>
          </table:table-cell>
          <table:table-cell table:formula="of:=IF(AND(ISNUMBER([.A32]);ISNUMBER([.E$11]);ISNUMBER([.E$12]));[.E$11]/[.E$12];&quot;&quot;)">
            <text:p/>
          </table:table-cell>
          <table:table-cell table:formula="of:=IF(AND(ISNUMBER([.D32]);ISNUMBER([.E32]));[.D32]+[.E32];&quot;&quot;)">
            <text:p/>
          </table:table-cell>
          <table:table-cell table:formula="of:=IF(AND(ISNUMBER([.A32]);ISNUMBER([.C32]);ISNUMBER([.F32]));[.C32]-[.E32];&quot;&quot;)">
            <text:p/>
          </table:table-cell>
          <table:table-cell table:style-name="ce27" table:formula="of:=IF(ISNUMBER([.G32]);IF([.G32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2]);ISNUMBER([.E$13]);ISNUMBER([.E$14]);ISNUMBER([.E$15]));IF(AND([.E$14]&gt;[.E$13];([.A32]+[.E$15])&lt;=[.E$14]);[.A32]+[.E$15];&quot;&quot;);&quot;&quot;)">
            <text:p/>
          </table:table-cell>
          <table:table-cell table:formula="of:=IF(AND(ISNUMBER([.A33]);ISNUMBER([.E$6]);ISNUMBER([.E$7]));(([.A33]/100)*[.E$7])*[.E$6];&quot;&quot;)">
            <text:p/>
          </table:table-cell>
          <table:table-cell table:formula="of:=IF(ISNUMBER([.B33]);[.B33];&quot;&quot;)">
            <text:p/>
          </table:table-cell>
          <table:table-cell table:formula="of:=IF(AND(ISNUMBER([.A33]);ISNUMBER([.E$9]);ISNUMBER([.E$10]));(([.A33]/100)*[.E$10])*[.E$9];&quot;&quot;)">
            <text:p/>
          </table:table-cell>
          <table:table-cell table:formula="of:=IF(AND(ISNUMBER([.A33]);ISNUMBER([.E$11]);ISNUMBER([.E$12]));[.E$11]/[.E$12];&quot;&quot;)">
            <text:p/>
          </table:table-cell>
          <table:table-cell table:formula="of:=IF(AND(ISNUMBER([.D33]);ISNUMBER([.E33]));[.D33]+[.E33];&quot;&quot;)">
            <text:p/>
          </table:table-cell>
          <table:table-cell table:formula="of:=IF(AND(ISNUMBER([.A33]);ISNUMBER([.C33]);ISNUMBER([.F33]));[.C33]-[.E33];&quot;&quot;)">
            <text:p/>
          </table:table-cell>
          <table:table-cell table:style-name="ce27" table:formula="of:=IF(ISNUMBER([.G33]);IF([.G33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3]);ISNUMBER([.E$13]);ISNUMBER([.E$14]);ISNUMBER([.E$15]));IF(AND([.E$14]&gt;[.E$13];([.A33]+[.E$15])&lt;=[.E$14]);[.A33]+[.E$15];&quot;&quot;);&quot;&quot;)">
            <text:p/>
          </table:table-cell>
          <table:table-cell table:formula="of:=IF(AND(ISNUMBER([.A34]);ISNUMBER([.E$6]);ISNUMBER([.E$7]));(([.A34]/100)*[.E$7])*[.E$6];&quot;&quot;)">
            <text:p/>
          </table:table-cell>
          <table:table-cell table:formula="of:=IF(ISNUMBER([.B34]);[.B34];&quot;&quot;)">
            <text:p/>
          </table:table-cell>
          <table:table-cell table:formula="of:=IF(AND(ISNUMBER([.A34]);ISNUMBER([.E$9]);ISNUMBER([.E$10]));(([.A34]/100)*[.E$10])*[.E$9];&quot;&quot;)">
            <text:p/>
          </table:table-cell>
          <table:table-cell table:formula="of:=IF(AND(ISNUMBER([.A34]);ISNUMBER([.E$11]);ISNUMBER([.E$12]));[.E$11]/[.E$12];&quot;&quot;)">
            <text:p/>
          </table:table-cell>
          <table:table-cell table:formula="of:=IF(AND(ISNUMBER([.D34]);ISNUMBER([.E34]));[.D34]+[.E34];&quot;&quot;)">
            <text:p/>
          </table:table-cell>
          <table:table-cell table:formula="of:=IF(AND(ISNUMBER([.A34]);ISNUMBER([.C34]);ISNUMBER([.F34]));[.C34]-[.E34];&quot;&quot;)">
            <text:p/>
          </table:table-cell>
          <table:table-cell table:style-name="ce27" table:formula="of:=IF(ISNUMBER([.G34]);IF([.G34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4]);ISNUMBER([.E$13]);ISNUMBER([.E$14]);ISNUMBER([.E$15]));IF(AND([.E$14]&gt;[.E$13];([.A34]+[.E$15])&lt;=[.E$14]);[.A34]+[.E$15];&quot;&quot;);&quot;&quot;)">
            <text:p/>
          </table:table-cell>
          <table:table-cell table:formula="of:=IF(AND(ISNUMBER([.A35]);ISNUMBER([.E$6]);ISNUMBER([.E$7]));(([.A35]/100)*[.E$7])*[.E$6];&quot;&quot;)">
            <text:p/>
          </table:table-cell>
          <table:table-cell table:formula="of:=IF(ISNUMBER([.B35]);[.B35];&quot;&quot;)">
            <text:p/>
          </table:table-cell>
          <table:table-cell table:formula="of:=IF(AND(ISNUMBER([.A35]);ISNUMBER([.E$9]);ISNUMBER([.E$10]));(([.A35]/100)*[.E$10])*[.E$9];&quot;&quot;)">
            <text:p/>
          </table:table-cell>
          <table:table-cell table:formula="of:=IF(AND(ISNUMBER([.A35]);ISNUMBER([.E$11]);ISNUMBER([.E$12]));[.E$11]/[.E$12];&quot;&quot;)">
            <text:p/>
          </table:table-cell>
          <table:table-cell table:formula="of:=IF(AND(ISNUMBER([.D35]);ISNUMBER([.E35]));[.D35]+[.E35];&quot;&quot;)">
            <text:p/>
          </table:table-cell>
          <table:table-cell table:formula="of:=IF(AND(ISNUMBER([.A35]);ISNUMBER([.C35]);ISNUMBER([.F35]));[.C35]-[.E35];&quot;&quot;)">
            <text:p/>
          </table:table-cell>
          <table:table-cell table:style-name="ce27" table:formula="of:=IF(ISNUMBER([.G35]);IF([.G35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5]);ISNUMBER([.E$13]);ISNUMBER([.E$14]);ISNUMBER([.E$15]));IF(AND([.E$14]&gt;[.E$13];([.A35]+[.E$15])&lt;=[.E$14]);[.A35]+[.E$15];&quot;&quot;);&quot;&quot;)">
            <text:p/>
          </table:table-cell>
          <table:table-cell table:formula="of:=IF(AND(ISNUMBER([.A36]);ISNUMBER([.E$6]);ISNUMBER([.E$7]));(([.A36]/100)*[.E$7])*[.E$6];&quot;&quot;)">
            <text:p/>
          </table:table-cell>
          <table:table-cell table:formula="of:=IF(ISNUMBER([.B36]);[.B36];&quot;&quot;)">
            <text:p/>
          </table:table-cell>
          <table:table-cell table:formula="of:=IF(AND(ISNUMBER([.A36]);ISNUMBER([.E$9]);ISNUMBER([.E$10]));(([.A36]/100)*[.E$10])*[.E$9];&quot;&quot;)">
            <text:p/>
          </table:table-cell>
          <table:table-cell table:formula="of:=IF(AND(ISNUMBER([.A36]);ISNUMBER([.E$11]);ISNUMBER([.E$12]));[.E$11]/[.E$12];&quot;&quot;)">
            <text:p/>
          </table:table-cell>
          <table:table-cell table:formula="of:=IF(AND(ISNUMBER([.D36]);ISNUMBER([.E36]));[.D36]+[.E36];&quot;&quot;)">
            <text:p/>
          </table:table-cell>
          <table:table-cell table:formula="of:=IF(AND(ISNUMBER([.A36]);ISNUMBER([.C36]);ISNUMBER([.F36]));[.C36]-[.E36];&quot;&quot;)">
            <text:p/>
          </table:table-cell>
          <table:table-cell table:style-name="ce27" table:formula="of:=IF(ISNUMBER([.G36]);IF([.G36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6]);ISNUMBER([.E$13]);ISNUMBER([.E$14]);ISNUMBER([.E$15]));IF(AND([.E$14]&gt;[.E$13];([.A36]+[.E$15])&lt;=[.E$14]);[.A36]+[.E$15];&quot;&quot;);&quot;&quot;)">
            <text:p/>
          </table:table-cell>
          <table:table-cell table:formula="of:=IF(AND(ISNUMBER([.A37]);ISNUMBER([.E$6]);ISNUMBER([.E$7]));(([.A37]/100)*[.E$7])*[.E$6];&quot;&quot;)">
            <text:p/>
          </table:table-cell>
          <table:table-cell table:formula="of:=IF(ISNUMBER([.B37]);[.B37];&quot;&quot;)">
            <text:p/>
          </table:table-cell>
          <table:table-cell table:formula="of:=IF(AND(ISNUMBER([.A37]);ISNUMBER([.E$9]);ISNUMBER([.E$10]));(([.A37]/100)*[.E$10])*[.E$9];&quot;&quot;)">
            <text:p/>
          </table:table-cell>
          <table:table-cell table:formula="of:=IF(AND(ISNUMBER([.A37]);ISNUMBER([.E$11]);ISNUMBER([.E$12]));[.E$11]/[.E$12];&quot;&quot;)">
            <text:p/>
          </table:table-cell>
          <table:table-cell table:formula="of:=IF(AND(ISNUMBER([.D37]);ISNUMBER([.E37]));[.D37]+[.E37];&quot;&quot;)">
            <text:p/>
          </table:table-cell>
          <table:table-cell table:formula="of:=IF(AND(ISNUMBER([.A37]);ISNUMBER([.C37]);ISNUMBER([.F37]));[.C37]-[.E37];&quot;&quot;)">
            <text:p/>
          </table:table-cell>
          <table:table-cell table:style-name="ce27" table:formula="of:=IF(ISNUMBER([.G37]);IF([.G37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7]);ISNUMBER([.E$13]);ISNUMBER([.E$14]);ISNUMBER([.E$15]));IF(AND([.E$14]&gt;[.E$13];([.A37]+[.E$15])&lt;=[.E$14]);[.A37]+[.E$15];&quot;&quot;);&quot;&quot;)">
            <text:p/>
          </table:table-cell>
          <table:table-cell table:formula="of:=IF(AND(ISNUMBER([.A38]);ISNUMBER([.E$6]);ISNUMBER([.E$7]));(([.A38]/100)*[.E$7])*[.E$6];&quot;&quot;)">
            <text:p/>
          </table:table-cell>
          <table:table-cell table:formula="of:=IF(ISNUMBER([.B38]);[.B38];&quot;&quot;)">
            <text:p/>
          </table:table-cell>
          <table:table-cell table:formula="of:=IF(AND(ISNUMBER([.A38]);ISNUMBER([.E$9]);ISNUMBER([.E$10]));(([.A38]/100)*[.E$10])*[.E$9];&quot;&quot;)">
            <text:p/>
          </table:table-cell>
          <table:table-cell table:formula="of:=IF(AND(ISNUMBER([.A38]);ISNUMBER([.E$11]);ISNUMBER([.E$12]));[.E$11]/[.E$12];&quot;&quot;)">
            <text:p/>
          </table:table-cell>
          <table:table-cell table:formula="of:=IF(AND(ISNUMBER([.D38]);ISNUMBER([.E38]));[.D38]+[.E38];&quot;&quot;)">
            <text:p/>
          </table:table-cell>
          <table:table-cell table:formula="of:=IF(AND(ISNUMBER([.A38]);ISNUMBER([.C38]);ISNUMBER([.F38]));[.C38]-[.E38];&quot;&quot;)">
            <text:p/>
          </table:table-cell>
          <table:table-cell table:style-name="ce27" table:formula="of:=IF(ISNUMBER([.G38]);IF([.G38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8]);ISNUMBER([.E$13]);ISNUMBER([.E$14]);ISNUMBER([.E$15]));IF(AND([.E$14]&gt;[.E$13];([.A38]+[.E$15])&lt;=[.E$14]);[.A38]+[.E$15];&quot;&quot;);&quot;&quot;)">
            <text:p/>
          </table:table-cell>
          <table:table-cell table:formula="of:=IF(AND(ISNUMBER([.A39]);ISNUMBER([.E$6]);ISNUMBER([.E$7]));(([.A39]/100)*[.E$7])*[.E$6];&quot;&quot;)">
            <text:p/>
          </table:table-cell>
          <table:table-cell table:formula="of:=IF(ISNUMBER([.B39]);[.B39];&quot;&quot;)">
            <text:p/>
          </table:table-cell>
          <table:table-cell table:formula="of:=IF(AND(ISNUMBER([.A39]);ISNUMBER([.E$9]);ISNUMBER([.E$10]));(([.A39]/100)*[.E$10])*[.E$9];&quot;&quot;)">
            <text:p/>
          </table:table-cell>
          <table:table-cell table:formula="of:=IF(AND(ISNUMBER([.A39]);ISNUMBER([.E$11]);ISNUMBER([.E$12]));[.E$11]/[.E$12];&quot;&quot;)">
            <text:p/>
          </table:table-cell>
          <table:table-cell table:formula="of:=IF(AND(ISNUMBER([.D39]);ISNUMBER([.E39]));[.D39]+[.E39];&quot;&quot;)">
            <text:p/>
          </table:table-cell>
          <table:table-cell table:formula="of:=IF(AND(ISNUMBER([.A39]);ISNUMBER([.C39]);ISNUMBER([.F39]));[.C39]-[.E39];&quot;&quot;)">
            <text:p/>
          </table:table-cell>
          <table:table-cell table:style-name="ce27" table:formula="of:=IF(ISNUMBER([.G39]);IF([.G39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39]);ISNUMBER([.E$13]);ISNUMBER([.E$14]);ISNUMBER([.E$15]));IF(AND([.E$14]&gt;[.E$13];([.A39]+[.E$15])&lt;=[.E$14]);[.A39]+[.E$15];&quot;&quot;);&quot;&quot;)">
            <text:p/>
          </table:table-cell>
          <table:table-cell table:formula="of:=IF(AND(ISNUMBER([.A40]);ISNUMBER([.E$6]);ISNUMBER([.E$7]));(([.A40]/100)*[.E$7])*[.E$6];&quot;&quot;)">
            <text:p/>
          </table:table-cell>
          <table:table-cell table:formula="of:=IF(ISNUMBER([.B40]);[.B40];&quot;&quot;)">
            <text:p/>
          </table:table-cell>
          <table:table-cell table:formula="of:=IF(AND(ISNUMBER([.A40]);ISNUMBER([.E$9]);ISNUMBER([.E$10]));(([.A40]/100)*[.E$10])*[.E$9];&quot;&quot;)">
            <text:p/>
          </table:table-cell>
          <table:table-cell table:formula="of:=IF(AND(ISNUMBER([.A40]);ISNUMBER([.E$11]);ISNUMBER([.E$12]));[.E$11]/[.E$12];&quot;&quot;)">
            <text:p/>
          </table:table-cell>
          <table:table-cell table:formula="of:=IF(AND(ISNUMBER([.D40]);ISNUMBER([.E40]));[.D40]+[.E40];&quot;&quot;)">
            <text:p/>
          </table:table-cell>
          <table:table-cell table:formula="of:=IF(AND(ISNUMBER([.A40]);ISNUMBER([.C40]);ISNUMBER([.F40]));[.C40]-[.E40];&quot;&quot;)">
            <text:p/>
          </table:table-cell>
          <table:table-cell table:style-name="ce27" table:formula="of:=IF(ISNUMBER([.G40]);IF([.G40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0]);ISNUMBER([.E$13]);ISNUMBER([.E$14]);ISNUMBER([.E$15]));IF(AND([.E$14]&gt;[.E$13];([.A40]+[.E$15])&lt;=[.E$14]);[.A40]+[.E$15];&quot;&quot;);&quot;&quot;)">
            <text:p/>
          </table:table-cell>
          <table:table-cell table:formula="of:=IF(AND(ISNUMBER([.A41]);ISNUMBER([.E$6]);ISNUMBER([.E$7]));(([.A41]/100)*[.E$7])*[.E$6];&quot;&quot;)">
            <text:p/>
          </table:table-cell>
          <table:table-cell table:formula="of:=IF(ISNUMBER([.B41]);[.B41];&quot;&quot;)">
            <text:p/>
          </table:table-cell>
          <table:table-cell table:formula="of:=IF(AND(ISNUMBER([.A41]);ISNUMBER([.E$9]);ISNUMBER([.E$10]));(([.A41]/100)*[.E$10])*[.E$9];&quot;&quot;)">
            <text:p/>
          </table:table-cell>
          <table:table-cell table:formula="of:=IF(AND(ISNUMBER([.A41]);ISNUMBER([.E$11]);ISNUMBER([.E$12]));[.E$11]/[.E$12];&quot;&quot;)">
            <text:p/>
          </table:table-cell>
          <table:table-cell table:formula="of:=IF(AND(ISNUMBER([.D41]);ISNUMBER([.E41]));[.D41]+[.E41];&quot;&quot;)">
            <text:p/>
          </table:table-cell>
          <table:table-cell table:formula="of:=IF(AND(ISNUMBER([.A41]);ISNUMBER([.C41]);ISNUMBER([.F41]));[.C41]-[.E41];&quot;&quot;)">
            <text:p/>
          </table:table-cell>
          <table:table-cell table:style-name="ce27" table:formula="of:=IF(ISNUMBER([.G41]);IF([.G41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1]);ISNUMBER([.E$13]);ISNUMBER([.E$14]);ISNUMBER([.E$15]));IF(AND([.E$14]&gt;[.E$13];([.A41]+[.E$15])&lt;=[.E$14]);[.A41]+[.E$15];&quot;&quot;);&quot;&quot;)">
            <text:p/>
          </table:table-cell>
          <table:table-cell table:formula="of:=IF(AND(ISNUMBER([.A42]);ISNUMBER([.E$6]);ISNUMBER([.E$7]));(([.A42]/100)*[.E$7])*[.E$6];&quot;&quot;)">
            <text:p/>
          </table:table-cell>
          <table:table-cell table:formula="of:=IF(ISNUMBER([.B42]);[.B42];&quot;&quot;)">
            <text:p/>
          </table:table-cell>
          <table:table-cell table:formula="of:=IF(AND(ISNUMBER([.A42]);ISNUMBER([.E$9]);ISNUMBER([.E$10]));(([.A42]/100)*[.E$10])*[.E$9];&quot;&quot;)">
            <text:p/>
          </table:table-cell>
          <table:table-cell table:formula="of:=IF(AND(ISNUMBER([.A42]);ISNUMBER([.E$11]);ISNUMBER([.E$12]));[.E$11]/[.E$12];&quot;&quot;)">
            <text:p/>
          </table:table-cell>
          <table:table-cell table:formula="of:=IF(AND(ISNUMBER([.D42]);ISNUMBER([.E42]));[.D42]+[.E42];&quot;&quot;)">
            <text:p/>
          </table:table-cell>
          <table:table-cell table:formula="of:=IF(AND(ISNUMBER([.A42]);ISNUMBER([.C42]);ISNUMBER([.F42]));[.C42]-[.E42];&quot;&quot;)">
            <text:p/>
          </table:table-cell>
          <table:table-cell table:style-name="ce27" table:formula="of:=IF(ISNUMBER([.G42]);IF([.G42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2]);ISNUMBER([.E$13]);ISNUMBER([.E$14]);ISNUMBER([.E$15]));IF(AND([.E$14]&gt;[.E$13];([.A42]+[.E$15])&lt;=[.E$14]);[.A42]+[.E$15];&quot;&quot;);&quot;&quot;)">
            <text:p/>
          </table:table-cell>
          <table:table-cell table:formula="of:=IF(AND(ISNUMBER([.A43]);ISNUMBER([.E$6]);ISNUMBER([.E$7]));(([.A43]/100)*[.E$7])*[.E$6];&quot;&quot;)">
            <text:p/>
          </table:table-cell>
          <table:table-cell table:formula="of:=IF(ISNUMBER([.B43]);[.B43];&quot;&quot;)">
            <text:p/>
          </table:table-cell>
          <table:table-cell table:formula="of:=IF(AND(ISNUMBER([.A43]);ISNUMBER([.E$9]);ISNUMBER([.E$10]));(([.A43]/100)*[.E$10])*[.E$9];&quot;&quot;)">
            <text:p/>
          </table:table-cell>
          <table:table-cell table:formula="of:=IF(AND(ISNUMBER([.A43]);ISNUMBER([.E$11]);ISNUMBER([.E$12]));[.E$11]/[.E$12];&quot;&quot;)">
            <text:p/>
          </table:table-cell>
          <table:table-cell table:formula="of:=IF(AND(ISNUMBER([.D43]);ISNUMBER([.E43]));[.D43]+[.E43];&quot;&quot;)">
            <text:p/>
          </table:table-cell>
          <table:table-cell table:formula="of:=IF(AND(ISNUMBER([.A43]);ISNUMBER([.C43]);ISNUMBER([.F43]));[.C43]-[.E43];&quot;&quot;)">
            <text:p/>
          </table:table-cell>
          <table:table-cell table:style-name="ce27" table:formula="of:=IF(ISNUMBER([.G43]);IF([.G43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3]);ISNUMBER([.E$13]);ISNUMBER([.E$14]);ISNUMBER([.E$15]));IF(AND([.E$14]&gt;[.E$13];([.A43]+[.E$15])&lt;=[.E$14]);[.A43]+[.E$15];&quot;&quot;);&quot;&quot;)">
            <text:p/>
          </table:table-cell>
          <table:table-cell table:formula="of:=IF(AND(ISNUMBER([.A44]);ISNUMBER([.E$6]);ISNUMBER([.E$7]));(([.A44]/100)*[.E$7])*[.E$6];&quot;&quot;)">
            <text:p/>
          </table:table-cell>
          <table:table-cell table:formula="of:=IF(ISNUMBER([.B44]);[.B44];&quot;&quot;)">
            <text:p/>
          </table:table-cell>
          <table:table-cell table:formula="of:=IF(AND(ISNUMBER([.A44]);ISNUMBER([.E$9]);ISNUMBER([.E$10]));(([.A44]/100)*[.E$10])*[.E$9];&quot;&quot;)">
            <text:p/>
          </table:table-cell>
          <table:table-cell table:formula="of:=IF(AND(ISNUMBER([.A44]);ISNUMBER([.E$11]);ISNUMBER([.E$12]));[.E$11]/[.E$12];&quot;&quot;)">
            <text:p/>
          </table:table-cell>
          <table:table-cell table:formula="of:=IF(AND(ISNUMBER([.D44]);ISNUMBER([.E44]));[.D44]+[.E44];&quot;&quot;)">
            <text:p/>
          </table:table-cell>
          <table:table-cell table:formula="of:=IF(AND(ISNUMBER([.A44]);ISNUMBER([.C44]);ISNUMBER([.F44]));[.C44]-[.E44];&quot;&quot;)">
            <text:p/>
          </table:table-cell>
          <table:table-cell table:style-name="ce27" table:formula="of:=IF(ISNUMBER([.G44]);IF([.G44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4]);ISNUMBER([.E$13]);ISNUMBER([.E$14]);ISNUMBER([.E$15]));IF(AND([.E$14]&gt;[.E$13];([.A44]+[.E$15])&lt;=[.E$14]);[.A44]+[.E$15];&quot;&quot;);&quot;&quot;)">
            <text:p/>
          </table:table-cell>
          <table:table-cell table:formula="of:=IF(AND(ISNUMBER([.A45]);ISNUMBER([.E$6]);ISNUMBER([.E$7]));(([.A45]/100)*[.E$7])*[.E$6];&quot;&quot;)">
            <text:p/>
          </table:table-cell>
          <table:table-cell table:formula="of:=IF(ISNUMBER([.B45]);[.B45];&quot;&quot;)">
            <text:p/>
          </table:table-cell>
          <table:table-cell table:formula="of:=IF(AND(ISNUMBER([.A45]);ISNUMBER([.E$9]);ISNUMBER([.E$10]));(([.A45]/100)*[.E$10])*[.E$9];&quot;&quot;)">
            <text:p/>
          </table:table-cell>
          <table:table-cell table:formula="of:=IF(AND(ISNUMBER([.A45]);ISNUMBER([.E$11]);ISNUMBER([.E$12]));[.E$11]/[.E$12];&quot;&quot;)">
            <text:p/>
          </table:table-cell>
          <table:table-cell table:formula="of:=IF(AND(ISNUMBER([.D45]);ISNUMBER([.E45]));[.D45]+[.E45];&quot;&quot;)">
            <text:p/>
          </table:table-cell>
          <table:table-cell table:formula="of:=IF(AND(ISNUMBER([.A45]);ISNUMBER([.C45]);ISNUMBER([.F45]));[.C45]-[.E45];&quot;&quot;)">
            <text:p/>
          </table:table-cell>
          <table:table-cell table:style-name="ce27" table:formula="of:=IF(ISNUMBER([.G45]);IF([.G45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5]);ISNUMBER([.E$13]);ISNUMBER([.E$14]);ISNUMBER([.E$15]));IF(AND([.E$14]&gt;[.E$13];([.A45]+[.E$15])&lt;=[.E$14]);[.A45]+[.E$15];&quot;&quot;);&quot;&quot;)">
            <text:p/>
          </table:table-cell>
          <table:table-cell table:formula="of:=IF(AND(ISNUMBER([.A46]);ISNUMBER([.E$6]);ISNUMBER([.E$7]));(([.A46]/100)*[.E$7])*[.E$6];&quot;&quot;)">
            <text:p/>
          </table:table-cell>
          <table:table-cell table:formula="of:=IF(ISNUMBER([.B46]);[.B46];&quot;&quot;)">
            <text:p/>
          </table:table-cell>
          <table:table-cell table:formula="of:=IF(AND(ISNUMBER([.A46]);ISNUMBER([.E$9]);ISNUMBER([.E$10]));(([.A46]/100)*[.E$10])*[.E$9];&quot;&quot;)">
            <text:p/>
          </table:table-cell>
          <table:table-cell table:formula="of:=IF(AND(ISNUMBER([.A46]);ISNUMBER([.E$11]);ISNUMBER([.E$12]));[.E$11]/[.E$12];&quot;&quot;)">
            <text:p/>
          </table:table-cell>
          <table:table-cell table:formula="of:=IF(AND(ISNUMBER([.D46]);ISNUMBER([.E46]));[.D46]+[.E46];&quot;&quot;)">
            <text:p/>
          </table:table-cell>
          <table:table-cell table:formula="of:=IF(AND(ISNUMBER([.A46]);ISNUMBER([.C46]);ISNUMBER([.F46]));[.C46]-[.E46];&quot;&quot;)">
            <text:p/>
          </table:table-cell>
          <table:table-cell table:style-name="ce27" table:formula="of:=IF(ISNUMBER([.G46]);IF([.G46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6]);ISNUMBER([.E$13]);ISNUMBER([.E$14]);ISNUMBER([.E$15]));IF(AND([.E$14]&gt;[.E$13];([.A46]+[.E$15])&lt;=[.E$14]);[.A46]+[.E$15];&quot;&quot;);&quot;&quot;)">
            <text:p/>
          </table:table-cell>
          <table:table-cell table:formula="of:=IF(AND(ISNUMBER([.A47]);ISNUMBER([.E$6]);ISNUMBER([.E$7]));(([.A47]/100)*[.E$7])*[.E$6];&quot;&quot;)">
            <text:p/>
          </table:table-cell>
          <table:table-cell table:formula="of:=IF(ISNUMBER([.B47]);[.B47];&quot;&quot;)">
            <text:p/>
          </table:table-cell>
          <table:table-cell table:formula="of:=IF(AND(ISNUMBER([.A47]);ISNUMBER([.E$9]);ISNUMBER([.E$10]));(([.A47]/100)*[.E$10])*[.E$9];&quot;&quot;)">
            <text:p/>
          </table:table-cell>
          <table:table-cell table:formula="of:=IF(AND(ISNUMBER([.A47]);ISNUMBER([.E$11]);ISNUMBER([.E$12]));[.E$11]/[.E$12];&quot;&quot;)">
            <text:p/>
          </table:table-cell>
          <table:table-cell table:formula="of:=IF(AND(ISNUMBER([.D47]);ISNUMBER([.E47]));[.D47]+[.E47];&quot;&quot;)">
            <text:p/>
          </table:table-cell>
          <table:table-cell table:formula="of:=IF(AND(ISNUMBER([.A47]);ISNUMBER([.C47]);ISNUMBER([.F47]));[.C47]-[.E47];&quot;&quot;)">
            <text:p/>
          </table:table-cell>
          <table:table-cell table:style-name="ce27" table:formula="of:=IF(ISNUMBER([.G47]);IF([.G47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7]);ISNUMBER([.E$13]);ISNUMBER([.E$14]);ISNUMBER([.E$15]));IF(AND([.E$14]&gt;[.E$13];([.A47]+[.E$15])&lt;=[.E$14]);[.A47]+[.E$15];&quot;&quot;);&quot;&quot;)">
            <text:p/>
          </table:table-cell>
          <table:table-cell table:formula="of:=IF(AND(ISNUMBER([.A48]);ISNUMBER([.E$6]);ISNUMBER([.E$7]));(([.A48]/100)*[.E$7])*[.E$6];&quot;&quot;)">
            <text:p/>
          </table:table-cell>
          <table:table-cell table:formula="of:=IF(ISNUMBER([.B48]);[.B48];&quot;&quot;)">
            <text:p/>
          </table:table-cell>
          <table:table-cell table:formula="of:=IF(AND(ISNUMBER([.A48]);ISNUMBER([.E$9]);ISNUMBER([.E$10]));(([.A48]/100)*[.E$10])*[.E$9];&quot;&quot;)">
            <text:p/>
          </table:table-cell>
          <table:table-cell table:formula="of:=IF(AND(ISNUMBER([.A48]);ISNUMBER([.E$11]);ISNUMBER([.E$12]));[.E$11]/[.E$12];&quot;&quot;)">
            <text:p/>
          </table:table-cell>
          <table:table-cell table:formula="of:=IF(AND(ISNUMBER([.D48]);ISNUMBER([.E48]));[.D48]+[.E48];&quot;&quot;)">
            <text:p/>
          </table:table-cell>
          <table:table-cell table:formula="of:=IF(AND(ISNUMBER([.A48]);ISNUMBER([.C48]);ISNUMBER([.F48]));[.C48]-[.E48];&quot;&quot;)">
            <text:p/>
          </table:table-cell>
          <table:table-cell table:style-name="ce27" table:formula="of:=IF(ISNUMBER([.G48]);IF([.G48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8]);ISNUMBER([.E$13]);ISNUMBER([.E$14]);ISNUMBER([.E$15]));IF(AND([.E$14]&gt;[.E$13];([.A48]+[.E$15])&lt;=[.E$14]);[.A48]+[.E$15];&quot;&quot;);&quot;&quot;)">
            <text:p/>
          </table:table-cell>
          <table:table-cell table:formula="of:=IF(AND(ISNUMBER([.A49]);ISNUMBER([.E$6]);ISNUMBER([.E$7]));(([.A49]/100)*[.E$7])*[.E$6];&quot;&quot;)">
            <text:p/>
          </table:table-cell>
          <table:table-cell table:formula="of:=IF(ISNUMBER([.B49]);[.B49];&quot;&quot;)">
            <text:p/>
          </table:table-cell>
          <table:table-cell table:formula="of:=IF(AND(ISNUMBER([.A49]);ISNUMBER([.E$9]);ISNUMBER([.E$10]));(([.A49]/100)*[.E$10])*[.E$9];&quot;&quot;)">
            <text:p/>
          </table:table-cell>
          <table:table-cell table:formula="of:=IF(AND(ISNUMBER([.A49]);ISNUMBER([.E$11]);ISNUMBER([.E$12]));[.E$11]/[.E$12];&quot;&quot;)">
            <text:p/>
          </table:table-cell>
          <table:table-cell table:formula="of:=IF(AND(ISNUMBER([.D49]);ISNUMBER([.E49]));[.D49]+[.E49];&quot;&quot;)">
            <text:p/>
          </table:table-cell>
          <table:table-cell table:formula="of:=IF(AND(ISNUMBER([.A49]);ISNUMBER([.C49]);ISNUMBER([.F49]));[.C49]-[.E49];&quot;&quot;)">
            <text:p/>
          </table:table-cell>
          <table:table-cell table:style-name="ce27" table:formula="of:=IF(ISNUMBER([.G49]);IF([.G49]&lt;0;&quot;Benzine&quot;;&quot;Diesel&quot;);&quot;&quot;)">
            <text:p/>
          </table:table-cell>
          <table:table-cell table:number-columns-repeated="3"/>
        </table:table-row>
        <table:table-row table:style-name="ro1">
          <table:table-cell table:formula="of:=IF(AND(ISNUMBER([.A49]);ISNUMBER([.E$13]);ISNUMBER([.E$14]);ISNUMBER([.E$15]));IF(AND([.E$14]&gt;[.E$13];([.A49]+[.E$15])&lt;=[.E$14]);[.A49]+[.E$15];&quot;&quot;);&quot;&quot;)">
            <text:p/>
          </table:table-cell>
          <table:table-cell table:formula="of:=IF(AND(ISNUMBER([.A50]);ISNUMBER([.E$6]);ISNUMBER([.E$7]));(([.A50]/100)*[.E$7])*[.E$6];&quot;&quot;)">
            <text:p/>
          </table:table-cell>
          <table:table-cell table:formula="of:=IF(ISNUMBER([.B50]);[.B50];&quot;&quot;)">
            <text:p/>
          </table:table-cell>
          <table:table-cell table:formula="of:=IF(AND(ISNUMBER([.A50]);ISNUMBER([.E$9]);ISNUMBER([.E$10]));(([.A50]/100)*[.E$10])*[.E$9];&quot;&quot;)">
            <text:p/>
          </table:table-cell>
          <table:table-cell table:formula="of:=IF(AND(ISNUMBER([.A50]);ISNUMBER([.E$11]);ISNUMBER([.E$12]));[.E$11]/[.E$12];&quot;&quot;)">
            <text:p/>
          </table:table-cell>
          <table:table-cell table:style-name="ce9"/>
          <table:table-cell table:formula="of:=IF(AND(ISNUMBER([.A50]);ISNUMBER([.C50]);ISNUMBER([.F50]));[.C50]-[.E50];&quot;&quot;)">
            <text:p/>
          </table:table-cell>
          <table:table-cell table:style-name="ce27" table:formula="of:=IF(ISNUMBER([.G50]);IF([.G50]&lt;0;&quot;Benzine&quot;;&quot;Diesel&quot;);&quot;&quot;)">
            <text:p/>
          </table:table-cell>
          <table:table-cell table:number-columns-repeated="3"/>
        </table:table-row>
        <table:table-row table:style-name="ro1" table:number-rows-repeated="19">
          <table:table-cell table:style-name="ce7"/>
          <table:table-cell table:style-name="ce9" table:number-columns-repeated="6"/>
          <table:table-cell table:number-columns-repeated="4"/>
        </table:table-row>
        <table:table-row table:style-name="ro1" table:number-rows-repeated="7">
          <table:table-cell table:style-name="Default"/>
          <table:table-cell table:style-name="ce9" table:number-columns-repeated="6"/>
          <table:table-cell table:number-columns-repeated="4"/>
        </table:table-row>
        <table:table-row table:style-name="ro1">
          <table:table-cell table:style-name="Default"/>
          <table:table-cell table:style-name="ce9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  <number:text> EUR</number:text>
    </number:number-style>
    <number:number-style style:name="N110">
      <number:number number:decimal-places="2" loext:min-decimal-places="2" number:min-integer-digits="1"/>
      <number:text> liter</number:text>
    </number:number-style>
    <number:number-style style:name="N111">
      <number:number number:decimal-places="0" loext:min-decimal-places="0" number:min-integer-digits="1"/>
      <number:text> jaar</number:text>
    </number:number-style>
    <number:number-style style:name="N112">
      <number:number number:decimal-places="0" loext:min-decimal-places="0" number:min-integer-digits="1">
        <number:embedded-text number:position="3"> </number:embedded-text>
      </number:number>
      <number:text> km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-00-0000</text:date>, <text:time style:data-style-name="N2" text:time-value="09:56:40.3169271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55:52.286605551</meta:creation-date>
    <dc:date>2018-11-06T10:45:11.303787676</dc:date>
    <meta:editing-duration>PT1H20M34S</meta:editing-duration>
    <meta:editing-cycles>15</meta:editing-cycles>
    <meta:generator>LibreOffice/6.0.4.2$Linux_X86_64 LibreOffice_project/00m0$Build-2</meta:generator>
    <meta:document-statistic meta:table-count="1" meta:cell-count="297" meta:object-count="0"/>
  </office:meta>
</office:document-meta>
</file>